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34.920634920635" calcext:value-type="float">
            <text:p>634.920634920635</text:p>
          </table:table-cell>
        </table:table-row>
        <table:table-row table:style-name="ro1">
          <table:table-cell office:value-type="float" office:value="633.312222925902" calcext:value-type="float">
            <text:p>633.312222925902</text:p>
          </table:table-cell>
        </table:table-row>
        <table:table-row table:style-name="ro1">
          <table:table-cell office:value-type="float" office:value="643.915003219575" calcext:value-type="float">
            <text:p>643.915003219575</text:p>
          </table:table-cell>
        </table:table-row>
        <table:table-row table:style-name="ro1">
          <table:table-cell office:value-type="float" office:value="639.386189258312" calcext:value-type="float">
            <text:p>639.386189258312</text:p>
          </table:table-cell>
        </table:table-row>
        <table:table-row table:style-name="ro1">
          <table:table-cell office:value-type="float" office:value="637.348629700446" calcext:value-type="float">
            <text:p>637.348629700446</text:p>
          </table:table-cell>
        </table:table-row>
        <table:table-row table:style-name="ro1">
          <table:table-cell office:value-type="float" office:value="638.569604086845" calcext:value-type="float">
            <text:p>638.569604086845</text:p>
          </table:table-cell>
        </table:table-row>
        <table:table-row table:style-name="ro1">
          <table:table-cell office:value-type="float" office:value="631.313131313131" calcext:value-type="float">
            <text:p>631.313131313131</text:p>
          </table:table-cell>
        </table:table-row>
        <table:table-row table:style-name="ro1">
          <table:table-cell office:value-type="float" office:value="651.465798045603" calcext:value-type="float">
            <text:p>651.465798045603</text:p>
          </table:table-cell>
        </table:table-row>
        <table:table-row table:style-name="ro1">
          <table:table-cell office:value-type="float" office:value="629.326620516048" calcext:value-type="float">
            <text:p>629.326620516048</text:p>
          </table:table-cell>
        </table:table-row>
        <table:table-row table:style-name="ro1">
          <table:table-cell office:value-type="float" office:value="636.53723742839" calcext:value-type="float">
            <text:p>636.53723742839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37.609507141489" calcext:value-type="float">
            <text:p>637.609507141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1:50:59.26194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1:51:43.827165216</dc:date>
    <dc:creator>Davide Ancona</dc:creator>
    <meta:editing-duration>PT4M6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